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gradient" draw:fill-color="#cfe7f5" draw:fill-gradient-name="Gradient_20_7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397cm"/>
    </style:style>
    <style:style style:name="gr14" style:family="graphic" style:parent-style-name="standard">
      <style:graphic-properties draw:stroke="none" svg:stroke-color="#000000" draw:fill="none" draw:fill-color="#ffffff" fo:min-height="1.143cm"/>
    </style:style>
    <style:style style:name="gr15" style:family="graphic" style:parent-style-name="objectwithoutfill">
      <style:graphic-properties draw:stroke="dash" draw:stroke-dash="Fine_20_Dashed_20__28_var_29_" draw:marker-end="Arrowheads_20_1" draw:marker-end-width="0.3cm" draw:fill="none" draw:textarea-vertical-align="middle"/>
    </style:style>
    <style:style style:name="gr16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.032cm"/>
    </style:style>
    <style:style style:name="gr18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font-family="Ubuntu" style:font-pitch="variable" fo:font-size="12pt" style:font-size-asian="18pt" style:font-size-complex="18pt"/>
    </style:style>
    <style:style style:name="P2" style:family="paragraph">
      <style:text-properties fo:font-family="Ubuntu" style:font-pitch="variable" fo:font-size="12pt" style:font-size-asian="18pt" style:font-size-complex="18pt"/>
    </style:style>
    <style:style style:name="P3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44cm" svg:y1="13.6cm" svg:x2="20.59cm" svg:y2="13.6cm">
          <text:p/>
        </draw:line>
        <draw:line draw:style-name="gr1" draw:text-style-name="P1" draw:layer="layout" svg:x1="10.144cm" svg:y1="7.504cm" svg:x2="20.59cm" svg:y2="7.504cm">
          <text:p/>
        </draw:line>
        <draw:custom-shape draw:style-name="gr2" draw:text-style-name="P1" draw:layer="layout" svg:width="13.587cm" svg:height="13.587cm" svg:x="1.065cm" svg:y="3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0.731cm" svg:height="10.731cm" svg:x="2.52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4.303cm" svg:height="0.725cm" svg:x="1.082cm" svg:y="1.1cm">
          <draw:text-box>
            <text:p><text:span text:style-name="T1">Figure 2. Solid State Synchrotron, left side of a z-axis plane cross-section</text:span></text:p>
          </draw:text-box>
        </draw:frame>
        <draw:custom-shape draw:style-name="gr5" draw:text-style-name="P1" draw:layer="layout" svg:width="6.096cm" svg:height="6.096cm" svg:x="7.158cm" svg:y="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191cm" svg:height="12.191cm" svg:x="1.762cm" svg:y="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415cm" svg:y1="18.526cm" svg:x2="19.415cm" svg:y2="1.889cm">
          <text:p/>
        </draw:line>
        <draw:line draw:style-name="gr8" draw:text-style-name="P1" draw:layer="layout" svg:x1="19.415cm" svg:y1="10.525cm" svg:x2="10.017cm" svg:y2="10.525cm">
          <text:p/>
        </draw:line>
        <draw:line draw:style-name="gr1" draw:text-style-name="P1" draw:layer="layout" svg:x1="10.143cm" svg:y1="7.503cm" svg:x2="12.176cm" svg:y2="7.503cm">
          <text:p/>
        </draw:line>
        <draw:line draw:style-name="gr1" draw:text-style-name="P1" draw:layer="layout" svg:x1="10.143cm" svg:y1="13.599cm" svg:x2="12.43cm" svg:y2="13.599cm">
          <text:p/>
        </draw:line>
        <draw:frame draw:style-name="gr4" draw:text-style-name="P2" draw:layer="layout" svg:width="0.989cm" svg:height="0.725cm" svg:x="10.271cm" svg:y="9.382cm">
          <draw:text-box>
            <text:p><text:span text:style-name="T1">p1</text:span></text:p>
          </draw:text-box>
        </draw:frame>
        <draw:frame draw:style-name="gr9" draw:text-style-name="P2" draw:layer="layout" svg:width="1.778cm" svg:height="1.52cm" svg:x="7.477cm" svg:y="7.223cm">
          <draw:text-box>
            <text:p><text:span text:style-name="T1">c1</text:span></text:p>
          </draw:text-box>
        </draw:frame>
        <draw:frame draw:style-name="gr10" draw:text-style-name="P2" draw:layer="layout" svg:width="1.651cm" svg:height="1.266cm" svg:x="18.08cm" svg:y="3.413cm">
          <draw:text-box>
            <text:p><text:span text:style-name="T1">z axis</text:span></text:p>
          </draw:text-box>
        </draw:frame>
        <draw:custom-shape draw:style-name="gr11" draw:text-style-name="P1" draw:layer="layout" svg:width="0.635cm" svg:height="1.524cm" svg:x="7.35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651cm" svg:height="1.266cm" svg:x="15.986cm" svg:y="9.709cm">
          <draw:text-box>
            <text:p><text:span text:style-name="T1">r2</text:span></text:p>
          </draw:text-box>
        </draw:frame>
        <draw:line draw:style-name="gr12" draw:text-style-name="P1" draw:layer="layout" svg:x1="10.098cm" svg:y1="10.525cm" svg:x2="10.098cm" svg:y2="13.573cm">
          <text:p/>
        </draw:line>
        <draw:frame draw:style-name="gr10" draw:text-style-name="P2" draw:layer="layout" svg:width="1.397cm" svg:height="1.266cm" svg:x="10.144cm" svg:y="11.668cm">
          <draw:text-box>
            <text:p><text:span text:style-name="T1">r1</text:span></text:p>
          </draw:text-box>
        </draw:frame>
        <draw:line draw:style-name="gr12" draw:text-style-name="P1" draw:layer="layout" svg:x1="7.604cm" svg:y1="10.525cm" svg:x2="3.794cm" svg:y2="6.08cm">
          <text:p/>
        </draw:line>
        <draw:frame draw:style-name="gr13" draw:text-style-name="P2" draw:layer="layout" svg:width="1.651cm" svg:height="1.647cm" svg:x="5.191cm" svg:y="7.477cm">
          <draw:text-box>
            <text:p><text:span text:style-name="T1">r3</text:span></text:p>
          </draw:text-box>
        </draw:frame>
        <draw:frame draw:style-name="gr14" draw:text-style-name="P2" draw:layer="layout" svg:width="1.397cm" svg:height="1.393cm" svg:x="7.731cm" svg:y="10.144cm">
          <draw:text-box>
            <text:p><text:span text:style-name="T1">p3</text:span></text:p>
          </draw:text-box>
        </draw:frame>
        <draw:line draw:style-name="gr15" draw:text-style-name="P1" draw:layer="layout" svg:x1="12.557cm" svg:y1="3.286cm" svg:x2="10.906cm" svg:y2="5.191cm">
          <text:p/>
        </draw:line>
        <draw:frame draw:style-name="gr14" draw:text-style-name="P2" draw:layer="layout" svg:width="1.27cm" svg:height="1.393cm" svg:x="12.384cm" svg:y="2.724cm">
          <draw:text-box>
            <text:p><text:span text:style-name="T1">c3</text:span></text:p>
          </draw:text-box>
        </draw:frame>
        <draw:line draw:style-name="gr15" draw:text-style-name="P1" draw:layer="layout" svg:x1="5.699cm" svg:y1="2.27cm" svg:x2="7.604cm" svg:y2="4.175cm">
          <text:p/>
        </draw:line>
        <draw:frame draw:style-name="gr14" draw:text-style-name="P2" draw:layer="layout" svg:width="1.27cm" svg:height="1.393cm" svg:x="9.507cm" svg:y="1.611cm">
          <draw:text-box>
            <text:p><text:span text:style-name="T1">c4</text:span></text:p>
          </draw:text-box>
        </draw:frame>
        <draw:line draw:style-name="gr16" draw:text-style-name="P1" draw:layer="layout" svg:x1="7.731cm" svg:y1="4.429cm" svg:x2="7.731cm" svg:y2="3.667cm">
          <text:p/>
        </draw:line>
        <draw:frame draw:style-name="gr14" draw:text-style-name="P2" draw:layer="layout" svg:width="1.27cm" svg:height="1.393cm" svg:x="4.991cm" svg:y="1.654cm">
          <draw:text-box>
            <text:p><text:span text:style-name="T1">r4</text:span></text:p>
          </draw:text-box>
        </draw:frame>
        <draw:line draw:style-name="gr15" draw:text-style-name="P1" draw:layer="layout" svg:x1="9.636cm" svg:y1="2.27cm" svg:x2="7.985cm" svg:y2="4.175cm">
          <text:p/>
        </draw:line>
        <draw:frame draw:style-name="gr17" draw:text-style-name="P2" draw:layer="layout" svg:width="18.542cm" svg:height="2.282cm" svg:x="1.381cm" svg:y="17.764cm">
          <draw:text-box>
            <text:p><text:span text:style-name="T1">This figure shows a toroidal cross-section of a secondary ring encircling and intersecting the poloidal cross-section of the main ring.</text:span></text:p>
          </draw:text-box>
        </draw:frame>
        <draw:frame draw:style-name="gr18" draw:text-style-name="P3" draw:layer="layout" svg:width="5.842cm" svg:height="0.758cm" svg:x="14.589cm" svg:y="1cm">
          <draw:text-box>
            <text:p text:style-name="P3">Rev.2013-05-2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adial" draw:cx="50%" draw:cy="50%" draw:start-color="#c0c0c0" draw:end-color="#ffffff" draw:start-intensity="100%" draw:end-intensity="100%" draw:border="0%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Brink</meta:initial-creator>
    <meta:creation-date>2013-05-16T21:56:03</meta:creation-date>
    <dc:date>2013-05-20T21:43:27</dc:date>
    <dc:creator>Benjamin Brink</dc:creator>
    <meta:editing-duration>PT1H21M47S</meta:editing-duration>
    <meta:editing-cycles>12</meta:editing-cycles>
    <meta:generator>LibreOffice/3.5$Linux_x86 LibreOffice_project/350m1$Build-2</meta:generator>
    <meta:printed-by>Benjamin Brink</meta:printed-by>
    <meta:print-date>2013-05-20T21:41:55</meta:print-date>
    <meta:document-statistic meta:object-count="30"/>
  </office:meta>
</office:document-meta>
</file>